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28in"/>
    </style:style>
    <style:style style:name="co2" style:family="table-column">
      <style:table-column-properties fo:break-before="auto" style:column-width="8.9016in"/>
    </style:style>
    <style:style style:name="co3" style:family="table-column">
      <style:table-column-properties fo:break-before="auto" style:column-width="2.6354in"/>
    </style:style>
    <style:style style:name="co4" style:family="table-column">
      <style:table-column-properties fo:break-before="auto" style:column-width="0.6311in"/>
    </style:style>
    <style:style style:name="co5" style:family="table-column">
      <style:table-column-properties fo:break-before="auto" style:column-width="1.3492in"/>
    </style:style>
    <style:style style:name="co6" style:family="table-column">
      <style:table-column-properties fo:break-before="auto" style:column-width="1.079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ireConnection_0.80mmDr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_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QFN-48-1EP_7x7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20DX128VFT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C3,C4,C5,C7,C8,C9,C10,C11,C13</text:p>
          </table:table-cell>
          <table:table-cell office:value-type="string" calcext:value-type="string">
            <text:p>C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,C6,C12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u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,D3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40-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4,R6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EVQP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1129CST-3.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14_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12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SD_Card_Recept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-MICRO-S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1,L2,L3</text:p>
          </table:table-cell>
          <table:table-cell office:value-type="string" calcext:value-type="string">
            <text:p>Neosid_Inductor_SM1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UCTOR_F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1,JP2,JP3</text:p>
          </table:table-cell>
          <table:table-cell office:value-type="string" calcext:value-type="string">
            <text:p>PINHEAD1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ER_F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AB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Round_Horizontal_3mm_Big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_Small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1,P2,P3,P4,P5,P6,P7,P8,P9,P10,P11,P12,P13,P14,P15,P16,P17,P18,P19,P20,P21,P22,P23,P27,P28,P29,P30,P31,P33,P41,VBATT1,GND1</text:p>
          </table:table-cell>
          <table:table-cell office:value-type="string" calcext:value-type="string">
            <text:p>PIN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NN_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MINI-B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24,P37,P25,P26,P32,P34,P36</text:p>
          </table:table-cell>
          <table:table-cell office:value-type="string" calcext:value-type="string">
            <text:p>PIN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N_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38,P35</text:p>
          </table:table-cell>
          <table:table-cell office:value-type="string" calcext:value-type="string">
            <text:p>CONN-2x5-1.27-SM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5X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7T18:39:49.532523443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16" meta:object-count="0"/>
  </office:meta>
</office:document-meta>
</file>